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ucida Sans" svg:font-family="'Lucida Sans'" style:font-family-generic="swiss"/>
    <style:font-face style:name="Lucida Sans1" svg:font-family="'Lucida Sans'" style:font-pitch="variable"/>
    <style:font-face style:name="Microsoft YaHei" svg:font-family="'Microsoft YaHei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Liberation Sans1" svg:font-family="'Liberation Sans', Arial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5983b0" draw:fill-color="#dee6ef" draw:textarea-horizontal-align="justify" draw:textarea-vertical-align="middle" draw:auto-grow-height="false" fo:min-height="1.448cm" fo:min-width="3.03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45cm" fo:min-width="1.25cm"/>
    </style:style>
    <style:style style:name="gr4" style:family="graphic" style:parent-style-name="standard">
      <style:graphic-properties svg:stroke-color="#5983b0" draw:fill-color="#dee6ef" draw:textarea-horizontal-align="justify" draw:textarea-vertical-align="middle" draw:auto-grow-height="false" fo:min-height="1.448cm" fo:min-width="2.47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r7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-color="#dee6e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Noto Sans Regular2" fo:font-size="10pt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Starvato Airlines 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Germano Lorenz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custom-shape draw:style-name="gr2" draw:text-style-name="P4" draw:layer="layout" svg:width="5cm" svg:height="2.4cm" svg:x="0.6cm" svg:y="4.6cm">
          <text:p text:style-name="P3"><text:span text:style-name="T1"/></text:p>
          <text:p text:style-name="P3"><text:span text:style-name="T1">L’utente sceglie il tipo </text:span></text:p>
          <text:p text:style-name="P3"><text:span text:style-name="T1">di Prenotazione</text:span></text:p>
          <text:p text:style-name="P3"><text:span text:style-name="T2">(Andata e ritorno,</text:span></text:p>
          <text:p text:style-name="P3"><text:span text:style-name="T2">solo andata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cm" svg:height="1.4cm" svg:x="5.8cm" svg:y="5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4.2cm" svg:height="2.4cm" svg:x="8cm" svg:y="4.6cm">
          <text:p text:style-name="P3"><text:span text:style-name="T2">Riempire i campi e </text:span></text:p>
          <text:p text:style-name="P3"><text:span text:style-name="T2">cercare i vol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ucida Sans" svg:font-family="'Lucida Sans'" style:font-family-generic="swiss"/>
    <style:font-face style:name="Lucida Sans1" svg:font-family="'Lucida Sans'" style:font-pitch="variable"/>
    <style:font-face style:name="Microsoft YaHei" svg:font-family="'Microsoft YaHei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Liberation Sans1" svg:font-family="'Liberation Sans', Arial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it" fo:country="IT" style:letter-kerning="true" style:font-name-asian="Lucida Sans1" style:font-family-asian="'Lucida Sans'" style:font-pitch-asian="variable" style:font-size-asian="12pt" style:language-asian="hi" style:country-asian="IN" style:font-size-complex="12pt"/>
    </style:style>
    <style:style style:name="Indice" style:family="graphic">
      <style:paragraph-properties style:text-autospace="none"/>
      <style:text-properties style:font-name-asian="Lucida Sans" style:font-family-asian="'Lucida Sans'" style:font-family-generic-asian="swiss"/>
    </style:style>
    <style:style style:name="Didascalia" style:family="graphic">
      <style:paragraph-properties fo:margin-top="0.374cm" fo:margin-bottom="0.374cm" style:text-autospace="none"/>
      <style:text-properties fo:font-size="12pt" fo:font-style="italic" style:font-name-asian="Lucida Sans" style:font-family-asian="'Lucida Sans'" style:font-family-generic-asian="swiss" style:font-size-asian="12pt" style:font-style-asian="italic" style:font-size-complex="12pt" style:font-style-complex="italic"/>
    </style:style>
    <style:style style:name="Elenco" style:family="graphic">
      <style:paragraph-properties fo:margin-top="0cm" fo:margin-bottom="0.436cm" fo:line-height="115%" style:text-autospace="none"/>
      <style:text-properties style:font-name-asian="Lucida Sans" style:font-family-asian="'Lucida Sans'" style:font-family-generic-asian="swiss"/>
    </style:style>
    <style:style style:name="Corpo_20_del_20_testo" style:display-name="Corpo del testo" style:family="graphic">
      <style:paragraph-properties fo:margin-top="0cm" fo:margin-bottom="0.436cm" fo:line-height="115%" style:text-autospace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e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e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10:50:18.710563453</meta:creation-date>
    <meta:editing-duration>PT2H3M45S</meta:editing-duration>
    <meta:editing-cycles>3</meta:editing-cycles>
    <meta:generator>LibreOffice/6.4.7.2$Linux_X86_64 LibreOffice_project/40$Build-2</meta:generator>
    <dc:title>Alizarin</dc:title>
    <dc:date>2022-04-26T13:04:14.692503287</dc:date>
    <meta:document-statistic meta:object-count="51"/>
  </office:meta>
</office:document-meta>
</file>